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F0000017D9CB9EDA9231E0E0F.png" manifest:media-type="image/png"/>
  <manifest:file-entry manifest:full-path="Pictures/10000000000002EF0000017D53DE6FEF18EAD94E.png" manifest:media-type="image/png"/>
  <manifest:file-entry manifest:full-path="Pictures/100000000000038E0000018CB01B6DE7E8A615BD.png" manifest:media-type="image/png"/>
  <manifest:file-entry manifest:full-path="Pictures/10000000000002A1000002496A12C3F148292A82.png" manifest:media-type="image/png"/>
  <manifest:file-entry manifest:full-path="Pictures/100000000000038E0000018C23428734482375A5.png" manifest:media-type="image/png"/>
  <manifest:file-entry manifest:full-path="Pictures/10000000000002EF0000017D09EAAF373A942799.png" manifest:media-type="image/png"/>
  <manifest:file-entry manifest:full-path="Pictures/10000000000002EF0000017D39EC2A51F3149C01.png" manifest:media-type="image/png"/>
  <manifest:file-entry manifest:full-path="Pictures/10000201000002F40000021756A3B0F0BAD236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1.7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938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09cm, 2.985cm, 1.017cm, 1.269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52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0.372cm, 5.229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4cm, 0cm, 0cm, 4.321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3333" fo:font-size="12pt" fo:background-color="transparen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color="#ff3333" fo:font-size="12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249cm" svg:height="12.386cm" svg:x="0.483cm" svg:y="7.917cm">
          <draw:image xlink:href="Pictures/10000000000002A1000002496A12C3F148292A82.png" xlink:type="simple" xlink:show="embed" xlink:actuate="onLoad">
            <text:p/>
          </draw:image>
        </draw:frame>
        <draw:frame draw:style-name="gr2" draw:text-style-name="P1" draw:layer="layout" svg:width="8.128cm" svg:height="10.08cm" svg:x="18.034cm" svg:y="9.906cm">
          <draw:image xlink:href="Pictures/10000000000002EF0000017D09EAAF373A942799.png" xlink:type="simple" xlink:show="embed" xlink:actuate="onLoad">
            <text:p/>
          </draw:image>
        </draw:frame>
        <draw:frame draw:style-name="gr3" draw:text-style-name="P1" draw:layer="layout" svg:width="7.93cm" svg:height="10.08cm" svg:x="17.272cm" svg:y="0.588cm">
          <draw:image xlink:href="Pictures/10000000000002EF0000017D39EC2A51F3149C01.png" xlink:type="simple" xlink:show="embed" xlink:actuate="onLoad">
            <text:p/>
          </draw:image>
        </draw:frame>
        <draw:frame draw:style-name="gr4" draw:text-style-name="P1" draw:layer="layout" svg:width="15.747cm" svg:height="8.127cm" svg:x="1.017cm" svg:y="0.084cm">
          <draw:image xlink:href="Pictures/10000201000002F40000021756A3B0F0BAD236FE.png" xlink:type="simple" xlink:show="embed" xlink:actuate="onLoad">
            <text:p/>
          </draw:image>
        </draw:frame>
        <draw:frame draw:style-name="gr5" draw:text-style-name="P2" draw:layer="layout" svg:width="1.869cm" svg:height="0.725cm" svg:x="12.963cm" svg:y="10.297cm">
          <draw:text-box>
            <text:p><text:span text:style-name="T1">Touch</text:span><text:span text:style-name="T1">0</text:span></text:p>
          </draw:text-box>
        </draw:frame>
        <draw:frame draw:style-name="gr5" draw:text-style-name="P2" draw:layer="layout" svg:width="1.869cm" svg:height="0.725cm" svg:x="12.464cm" svg:y="9.598cm">
          <draw:text-box>
            <text:p><text:span text:style-name="T1">Touch</text:span><text:span text:style-name="T1">1</text:span></text:p>
          </draw:text-box>
        </draw:frame>
        <draw:frame draw:style-name="gr5" draw:text-style-name="P2" draw:layer="layout" svg:width="1.869cm" svg:height="0.725cm" svg:x="12.465cm" svg:y="9.999cm">
          <draw:text-box>
            <text:p><text:span text:style-name="T1">Touch</text:span><text:span text:style-name="T1">2</text:span></text:p>
          </draw:text-box>
        </draw:frame>
        <draw:frame draw:style-name="gr5" draw:text-style-name="P2" draw:layer="layout" svg:width="1.869cm" svg:height="0.725cm" svg:x="12.966cm" svg:y="12.2cm">
          <draw:text-box>
            <text:p><text:span text:style-name="T1">Touch</text:span><text:span text:style-name="T1">3</text:span></text:p>
          </draw:text-box>
        </draw:frame>
        <draw:frame draw:style-name="gr5" draw:text-style-name="P2" draw:layer="layout" svg:width="1.869cm" svg:height="0.725cm" svg:x="12.967cm" svg:y="16.401cm">
          <draw:text-box>
            <text:p><text:span text:style-name="T1">Touch</text:span><text:span text:style-name="T1">9</text:span></text:p>
          </draw:text-box>
        </draw:frame>
        <draw:frame draw:style-name="gr5" draw:text-style-name="P2" draw:layer="layout" svg:width="1.869cm" svg:height="0.725cm" svg:x="12.968cm" svg:y="16.802cm">
          <draw:text-box>
            <text:p><text:span text:style-name="T1">Touch</text:span><text:span text:style-name="T1">8</text:span></text:p>
          </draw:text-box>
        </draw:frame>
        <draw:frame draw:style-name="gr5" draw:text-style-name="P2" draw:layer="layout" svg:width="1.869cm" svg:height="0.725cm" svg:x="13.268cm" svg:y="16.002cm">
          <draw:text-box>
            <text:p><text:span text:style-name="T1">Touch</text:span><text:span text:style-name="T1">7</text:span></text:p>
          </draw:text-box>
        </draw:frame>
        <draw:frame draw:style-name="gr5" draw:text-style-name="P2" draw:layer="layout" svg:width="1.869cm" svg:height="0.725cm" svg:x="12.969cm" svg:y="11.803cm">
          <draw:text-box>
            <text:p><text:span text:style-name="T1">Touch</text:span><text:span text:style-name="T1">6</text:span></text:p>
          </draw:text-box>
        </draw:frame>
        <draw:frame draw:style-name="gr5" draw:text-style-name="P2" draw:layer="layout" svg:width="1.869cm" svg:height="0.725cm" svg:x="13.17cm" svg:y="11.104cm">
          <draw:text-box>
            <text:p><text:span text:style-name="T1">Touch</text:span><text:span text:style-name="T1">5</text:span></text:p>
          </draw:text-box>
        </draw:frame>
        <draw:frame draw:style-name="gr5" draw:text-style-name="P2" draw:layer="layout" svg:width="1.869cm" svg:height="0.725cm" svg:x="13.17cm" svg:y="11.504cm">
          <draw:text-box>
            <text:p><text:span text:style-name="T1">Touch</text:span><text:span text:style-name="T1">4</text:span></text:p>
          </draw:text-box>
        </draw:frame>
        <draw:frame draw:style-name="gr5" draw:text-style-name="P2" draw:layer="layout" svg:width="1.869cm" svg:height="0.725cm" svg:x="17.571cm" svg:y="4.705cm">
          <draw:text-box>
            <text:p><text:span text:style-name="T1">Touch</text:span><text:span text:style-name="T1">7</text:span></text:p>
          </draw:text-box>
        </draw:frame>
        <draw:frame draw:style-name="gr5" draw:text-style-name="P2" draw:layer="layout" svg:width="1.869cm" svg:height="0.725cm" svg:x="17.472cm" svg:y="5.106cm">
          <draw:text-box>
            <text:p><text:span text:style-name="T1">Touch</text:span><text:span text:style-name="T1">8</text:span></text:p>
          </draw:text-box>
        </draw:frame>
        <draw:frame draw:style-name="gr5" draw:text-style-name="P2" draw:layer="layout" svg:width="1.869cm" svg:height="0.725cm" svg:x="17.473cm" svg:y="5.507cm">
          <draw:text-box>
            <text:p><text:span text:style-name="T1">Touch</text:span><text:span text:style-name="T1">3</text:span></text:p>
          </draw:text-box>
        </draw:frame>
        <draw:frame draw:style-name="gr5" draw:text-style-name="P2" draw:layer="layout" svg:width="1.869cm" svg:height="0.725cm" svg:x="17.474cm" svg:y="6.008cm">
          <draw:text-box>
            <text:p><text:span text:style-name="T1">Touch</text:span><text:span text:style-name="T1">9</text:span></text:p>
          </draw:text-box>
        </draw:frame>
        <draw:frame draw:style-name="gr5" draw:text-style-name="P2" draw:layer="layout" svg:width="1.869cm" svg:height="0.725cm" svg:x="17.475cm" svg:y="6.509cm">
          <draw:text-box>
            <text:p><text:span text:style-name="T1">Touch</text:span><text:span text:style-name="T1">6</text:span></text:p>
          </draw:text-box>
        </draw:frame>
        <draw:frame draw:style-name="gr5" draw:text-style-name="P2" draw:layer="layout" svg:width="1.869cm" svg:height="0.725cm" svg:x="17.072cm" svg:y="14.906cm">
          <draw:text-box>
            <text:p><text:span text:style-name="T1">Touch</text:span><text:span text:style-name="T1">0</text:span></text:p>
          </draw:text-box>
        </draw:frame>
        <draw:frame draw:style-name="gr6" draw:text-style-name="P2" draw:layer="layout" svg:width="1.704cm" svg:height="0.725cm" svg:x="1.017cm" svg:y="3.169cm">
          <draw:text-box>
            <text:p><text:span text:style-name="T1">I2S </text:span><text:span text:style-name="T1">lrc</text:span></text:p>
          </draw:text-box>
        </draw:frame>
        <draw:frame draw:style-name="gr7" draw:text-style-name="P2" draw:layer="layout" svg:width="1.92cm" svg:height="0.725cm" svg:x="1.017cm" svg:y="3.57cm">
          <draw:text-box>
            <text:p><text:span text:style-name="T1">I2S </text:span><text:span text:style-name="T1">bck</text:span></text:p>
          </draw:text-box>
        </draw:frame>
        <draw:frame draw:style-name="gr8" draw:text-style-name="P2" draw:layer="layout" svg:width="1.852cm" svg:height="0.725cm" svg:x="15.748cm" svg:y="1.524cm">
          <draw:text-box>
            <text:p><text:span text:style-name="T1">I2S </text:span><text:span text:style-name="T1">out</text:span></text:p>
          </draw:text-box>
        </draw:frame>
        <draw:frame draw:style-name="gr6" draw:text-style-name="P2" draw:layer="layout" svg:width="1.704cm" svg:height="0.725cm" svg:x="13.117cm" svg:y="15.169cm">
          <draw:text-box>
            <text:p><text:span text:style-name="T1">I2S </text:span><text:span text:style-name="T1">lrc</text:span></text:p>
          </draw:text-box>
        </draw:frame>
        <draw:frame draw:style-name="gr7" draw:text-style-name="P2" draw:layer="layout" svg:width="1.92cm" svg:height="0.725cm" svg:x="13.117cm" svg:y="15.57cm">
          <draw:text-box>
            <text:p><text:span text:style-name="T1">I2S </text:span><text:span text:style-name="T1">bck</text:span></text:p>
          </draw:text-box>
        </draw:frame>
        <draw:frame draw:style-name="gr8" draw:text-style-name="P2" draw:layer="layout" svg:width="1.852cm" svg:height="0.725cm" svg:x="12.448cm" svg:y="14.125cm">
          <draw:text-box>
            <text:p><text:span text:style-name="T1">I2S </text:span><text:span text:style-name="T1">out</text:span></text:p>
          </draw:text-box>
        </draw:frame>
        <draw:frame draw:style-name="gr6" draw:text-style-name="P2" draw:layer="layout" svg:width="1.704cm" svg:height="0.725cm" svg:x="17.317cm" svg:y="12.969cm">
          <draw:text-box>
            <text:p><text:span text:style-name="T1">I2S </text:span><text:span text:style-name="T1">lrc</text:span></text:p>
          </draw:text-box>
        </draw:frame>
        <draw:frame draw:style-name="gr7" draw:text-style-name="P2" draw:layer="layout" svg:width="1.92cm" svg:height="0.725cm" svg:x="17.217cm" svg:y="12.47cm">
          <draw:text-box>
            <text:p><text:span text:style-name="T1">I2S </text:span><text:span text:style-name="T1">bck</text:span></text:p>
          </draw:text-box>
        </draw:frame>
        <draw:frame draw:style-name="gr8" draw:text-style-name="P2" draw:layer="layout" svg:width="1.852cm" svg:height="0.725cm" svg:x="17.248cm" svg:y="17.726cm">
          <draw:text-box>
            <text:p><text:span text:style-name="T1">I2S </text:span><text:span text:style-name="T1">out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0" draw:text-style-name="P1" draw:layer="layout" svg:width="3.047cm" svg:height="4.317cm" svg:x="1.778cm" svg:y="13.971cm">
          <draw:image xlink:href="Pictures/100000000000038E0000018C23428734482375A5.png" xlink:type="simple" xlink:show="embed" xlink:actuate="onLoad">
            <text:p/>
          </draw:image>
        </draw:frame>
        <draw:frame draw:style-name="gr11" draw:text-style-name="P1" draw:layer="layout" svg:width="16.256cm" svg:height="8.033cm" svg:x="8.41cm" svg:y="12.153cm">
          <draw:image xlink:href="Pictures/100000000000038E0000018CB01B6DE7E8A615BD.png" xlink:type="simple" xlink:show="embed" xlink:actuate="onLoad">
            <text:p/>
          </draw:image>
        </draw:frame>
        <draw:frame draw:style-name="gr5" draw:text-style-name="P2" draw:layer="layout" svg:width="3.685cm" svg:height="0.725cm" svg:x="24.075cm" svg:y="17.282cm">
          <draw:text-box>
            <text:p><text:span text:style-name="T1">Touch3(GPIO15)</text:span></text:p>
          </draw:text-box>
        </draw:frame>
        <draw:frame draw:style-name="gr5" draw:text-style-name="P2" draw:layer="layout" svg:width="3.685cm" svg:height="0.725cm" svg:x="24.077cm" svg:y="18.084cm">
          <draw:text-box>
            <text:p><text:span text:style-name="T1">Touch6(GPIO14)</text:span></text:p>
          </draw:text-box>
        </draw:frame>
        <draw:frame draw:style-name="gr2" draw:text-style-name="P1" draw:layer="layout" svg:width="8.128cm" svg:height="10.08cm" svg:x="7.82cm" svg:y="1.27cm">
          <draw:image xlink:href="Pictures/10000000000002EF0000017D53DE6FEF18EAD94E.png" xlink:type="simple" xlink:show="embed" xlink:actuate="onLoad">
            <text:p/>
          </draw:image>
        </draw:frame>
        <draw:frame draw:style-name="gr3" draw:text-style-name="P1" draw:layer="layout" svg:width="7.93cm" svg:height="10.08cm" svg:x="16.962cm" svg:y="1.016cm">
          <draw:image xlink:href="Pictures/10000000000002EF0000017D9CB9EDA9231E0E0F.png" xlink:type="simple" xlink:show="embed" xlink:actuate="onLoad">
            <text:p/>
          </draw:image>
        </draw:frame>
        <draw:frame draw:style-name="gr5" draw:text-style-name="P2" draw:layer="layout" svg:width="1.869cm" svg:height="0.725cm" svg:x="17.261cm" svg:y="5.133cm">
          <draw:text-box>
            <text:p><text:span text:style-name="T1">Touch7</text:span></text:p>
          </draw:text-box>
        </draw:frame>
        <draw:frame draw:style-name="gr5" draw:text-style-name="P2" draw:layer="layout" svg:width="1.869cm" svg:height="0.725cm" svg:x="17.162cm" svg:y="5.534cm">
          <draw:text-box>
            <text:p><text:span text:style-name="T1">Touch8</text:span></text:p>
          </draw:text-box>
        </draw:frame>
        <draw:frame draw:style-name="gr5" draw:text-style-name="P2" draw:layer="layout" svg:width="1.869cm" svg:height="0.725cm" svg:x="17.163cm" svg:y="5.935cm">
          <draw:text-box>
            <text:p><text:span text:style-name="T1">Touch3</text:span></text:p>
          </draw:text-box>
        </draw:frame>
        <draw:frame draw:style-name="gr5" draw:text-style-name="P2" draw:layer="layout" svg:width="1.869cm" svg:height="0.725cm" svg:x="17.164cm" svg:y="6.436cm">
          <draw:text-box>
            <text:p><text:span text:style-name="T1">Touch9</text:span></text:p>
          </draw:text-box>
        </draw:frame>
        <draw:frame draw:style-name="gr5" draw:text-style-name="P2" draw:layer="layout" svg:width="1.869cm" svg:height="0.725cm" svg:x="17.165cm" svg:y="6.937cm">
          <draw:text-box>
            <text:p><text:span text:style-name="T1">Touch6</text:span></text:p>
          </draw:text-box>
        </draw:frame>
        <draw:frame draw:style-name="gr5" draw:text-style-name="P2" draw:layer="layout" svg:width="1.869cm" svg:height="0.725cm" svg:x="6.858cm" svg:y="6.27cm">
          <draw:text-box>
            <text:p><text:span text:style-name="T1">Touch0</text:span></text:p>
          </draw:text-box>
        </draw:frame>
        <draw:frame draw:style-name="gr6" draw:text-style-name="P2" draw:layer="layout" svg:width="1.704cm" svg:height="0.725cm" svg:x="7.103cm" svg:y="4.333cm">
          <draw:text-box>
            <text:p><text:span text:style-name="T1">I2S lrc</text:span></text:p>
          </draw:text-box>
        </draw:frame>
        <draw:frame draw:style-name="gr7" draw:text-style-name="P2" draw:layer="layout" svg:width="1.92cm" svg:height="0.725cm" svg:x="7.003cm" svg:y="3.834cm">
          <draw:text-box>
            <text:p><text:span text:style-name="T1">I2S </text:span><text:span text:style-name="T1">bck</text:span></text:p>
          </draw:text-box>
        </draw:frame>
        <draw:frame draw:style-name="gr8" draw:text-style-name="P2" draw:layer="layout" svg:width="1.852cm" svg:height="0.725cm" svg:x="7.034cm" svg:y="9.09cm">
          <draw:text-box>
            <text:p><text:span text:style-name="T1">I2S out</text:span></text:p>
          </draw:text-box>
        </draw:frame>
        <draw:frame draw:style-name="gr6" draw:text-style-name="P2" draw:layer="layout" svg:width="1.704cm" svg:height="0.725cm" svg:x="7.258cm" svg:y="14.777cm">
          <draw:text-box>
            <text:p><text:span text:style-name="T1">I2S lrc</text:span></text:p>
          </draw:text-box>
        </draw:frame>
        <draw:frame draw:style-name="gr7" draw:text-style-name="P2" draw:layer="layout" svg:width="1.92cm" svg:height="0.725cm" svg:x="7.158cm" svg:y="14.378cm">
          <draw:text-box>
            <text:p><text:span text:style-name="T1">I2S bck</text:span></text:p>
          </draw:text-box>
        </draw:frame>
        <draw:frame draw:style-name="gr8" draw:text-style-name="P2" draw:layer="layout" svg:width="1.852cm" svg:height="0.725cm" svg:x="7.158cm" svg:y="18.425cm">
          <draw:text-box>
            <text:p><text:span text:style-name="T1">I2S out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9:46:14.710831292</meta:creation-date>
    <dc:date>2018-07-13T23:44:56.814339104</dc:date>
    <meta:editing-duration>PT1H8M27S</meta:editing-duration>
    <meta:editing-cycles>12</meta:editing-cycles>
    <meta:generator>LibreOffice/5.1.6.2$Linux_X86_64 LibreOffice_project/10m0$Build-2</meta:generator>
    <meta:document-statistic meta:object-count="72"/>
  </office:meta>
</office:document-meta>
</file>